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13e0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a8920" officeooo:paragraph-rsid="004a8920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2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13e01"/>
    </style:style>
    <style:style style:name="P1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13e01"/>
    </style:style>
    <style:style style:name="P16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style:use-window-font-color="true" loext:opacity="0%" fo:font-size="1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8">“ЗАТВЕРДЖЕНО”</text:p>
      <text:p text:style-name="P8">Керівник роботи </text:p>
      <text:p text:style-name="P8">Світлана ПОПЕРЕШНЯК</text:p>
      <text:p text:style-name="P8">“20”листопада 2023 р.</text:p>
      <text:p text:style-name="P5"/>
      <text:p text:style-name="P5"/>
      <text:p text:style-name="P5"/>
      <text:p text:style-name="P5"/>
      <text:p text:style-name="P9">Файлова система з консольним інтерфейсом</text:p>
      <text:p text:style-name="P10">Опис програми</text:p>
      <text:p text:style-name="P5">КПІ.ІП-1123.045440.01.91</text:p>
      <text:p text:style-name="P5"/>
      <text:p text:style-name="P5"/>
      <text:p text:style-name="P5"/>
      <text:p text:style-name="P5"/>
      <text:p text:style-name="P5"/>
      <text:p text:style-name="P7">“ПОГОДЖЕНО” </text:p>
      <text:p text:style-name="P7">Керівник роботи:</text:p>
      <text:p text:style-name="P7"><text:span text:style-name="T1">ПОПЕРЕШНЯК</text:span> С.В.</text:p>
      <text:p text:style-name="P7"/>
      <text:p text:style-name="P11">Консультант:<text:tab/><text:tab/><text:tab/><text:tab/><text:tab/><text:tab/><text:tab/><text:span text:style-name="T2">Виконавець:</text:span></text:p>
      <text:p text:style-name="P11">ГОЛОВЧЕНКО М.М.<text:tab/><text:tab/><text:tab/><text:tab/><text:tab/><text:tab/><text:span text:style-name="T2">П</text:span>АНЧЕНКО<text:span text:style-name="T2"> С.В.</text:span></text:p>
      <text:p text:style-name="P12"/>
      <text:p text:style-name="P5"/>
      <text:p text:style-name="P5"/>
      <text:p text:style-name="P5"/>
      <text:p text:style-name="P5"/>
      <text:p text:style-name="P6"><text:bookmark text:name="_gjdgxs"/>Київ – 2023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Зміст</text:p>
          </text:index-title>
        </text:index-body>
      </text:table-of-conten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3" fo:font-family="'Times New Roman'" style:font-style-name="Regular" style:font-family-generic="roman" fo:font-weight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20:50:51.629380816</dc:date>
    <meta:editing-duration>PT2H22M25S</meta:editing-duration>
    <meta:editing-cycles>36</meta:editing-cycles>
    <meta:document-statistic meta:table-count="0" meta:image-count="0" meta:object-count="0" meta:page-count="2" meta:paragraph-count="17" meta:word-count="41" meta:character-count="362" meta:non-whitespace-character-count="322"/>
  </office:meta>
</office:document-meta>
</file>